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center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top" draw:auto-grow-height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5cm" svg:x="7.281cm" svg:y="2.964cm">
          <text:p text:style-name="P1">Binaire d'orig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cm" svg:height="5cm" svg:x="17.181cm" svg:y="5.364cm">
          <text:p text:style-name="P1">Binaire d'origine</text:p>
          <text:p text:style-name="P2">caché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3cm" svg:height="9.6cm" svg:x="16.481cm" svg:y="1.064cm">
          <text:p text:style-name="P3">Binaire empaqueté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3cm" svg:x="17.181cm" svg:y="2.164cm">
          <text:p text:style-name="P3">Routine de</text:p>
          <text:p text:style-name="P3"><text:s/>dépaquetage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081cm" svg:y1="5.264cm" svg:x2="15.881cm" svg:y2="5.264cm">
          <text:p/>
        </draw:line>
        <draw:line draw:style-name="gr4" draw:text-style-name="P3" draw:layer="layout" svg:x1="5.081cm" svg:y1="3.064cm" svg:x2="7.181cm" svg:y2="3.064cm">
          <text:p/>
        </draw:line>
        <draw:line draw:style-name="gr5" draw:text-style-name="P3" draw:layer="layout" svg:x1="22.281cm" svg:y1="2.264cm" svg:x2="24.381cm" svg:y2="2.264cm">
          <text:p/>
        </draw:line>
        <draw:frame draw:style-name="gr6" draw:layer="layout" svg:width="4.392cm" svg:height="0.962cm" svg:x="0.781cm" svg:y="2.564cm">
          <draw:text-box>
            <text:p>Point d'entrée</text:p>
          </draw:text-box>
        </draw:frame>
        <draw:frame draw:style-name="gr6" draw:layer="layout" svg:width="4.392cm" svg:height="0.962cm" svg:x="24.281cm" svg:y="1.764cm">
          <draw:text-box>
            <text:p>Point d'entré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1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1T17:41:54.919732296</meta:creation-date>
    <dc:date>2014-08-21T18:07:00.706407093</dc:date>
    <meta:editing-duration>PT6M51S</meta:editing-duration>
    <meta:editing-cycles>6</meta:editing-cycles>
    <meta:generator>LibreOffice/4.2.4.2$Linux_X86_64 LibreOffice_project/420m0$Build-2</meta:generator>
    <meta:document-statistic meta:object-count="9"/>
  </office:meta>
</office:document-meta>
</file>